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E000000268C799594C7F0D08CE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15.596cm" fo:margin-left="-0.191cm" fo:margin-top="0cm" fo:margin-bottom="0cm" table:align="left" style:writing-mode="lr-tb"/>
    </style:style>
    <style:style style:name="Table1.A" style:family="table-column">
      <style:table-column-properties style:column-width="57.797cm"/>
    </style:style>
    <style:style style:name="Table1.B" style:family="table-column">
      <style:table-column-properties style:column-width="57.7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1.A2" style:family="table-cell">
      <style:table-cell-properties fo:padding-left="0.191cm" fo:padding-right="0.191cm" fo:padding-top="0cm" fo:padding-bottom="0cm" fo:border="none" style:writing-mode="lr-tb"/>
    </style:style>
    <style:style style:name="Table1.B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P5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P6" style:family="paragraph" style:parent-style-name="Abstract">
      <style:text-properties officeooo:paragraph-rsid="0017c142"/>
    </style:style>
    <style:style style:name="P7" style:family="paragraph" style:parent-style-name="Subtitle">
      <style:text-properties officeooo:paragraph-rsid="0017c142"/>
    </style:style>
    <style:style style:name="P8" style:family="paragraph" style:parent-style-name="Text_20_body">
      <style:text-properties officeooo:paragraph-rsid="0017c142"/>
    </style:style>
    <style:style style:name="P9" style:family="paragraph" style:parent-style-name="Title">
      <style:text-properties officeooo:paragraph-rsid="0017c142"/>
    </style:style>
    <style:style style:name="P10" style:family="paragraph" style:parent-style-name="Date">
      <style:text-properties officeooo:paragraph-rsid="0017c142"/>
    </style:style>
    <style:style style:name="P11" style:family="paragraph" style:parent-style-name="Author">
      <style:text-properties officeooo:paragraph-rsid="0017c142"/>
    </style:style>
    <style:style style:name="P12" style:family="paragraph" style:parent-style-name="Block_20_Text">
      <style:text-properties style:font-name="Cambria" officeooo:paragraph-rsid="0017c142"/>
    </style:style>
    <style:style style:name="P13" style:family="paragraph" style:parent-style-name="Definition_20_Term">
      <style:text-properties style:font-name="Cambria" officeooo:paragraph-rsid="0017c142"/>
    </style:style>
    <style:style style:name="P14" style:family="paragraph" style:parent-style-name="First_20_Paragraph">
      <style:text-properties style:font-name="Cambria" officeooo:paragraph-rsid="0017c142"/>
    </style:style>
    <style:style style:name="P15" style:family="paragraph" style:parent-style-name="Image_20_Caption">
      <style:text-properties style:font-name="Cambria" officeooo:paragraph-rsid="0017c142"/>
    </style:style>
    <style:style style:name="P16" style:family="paragraph" style:parent-style-name="Table_20_Caption">
      <style:text-properties style:font-name="Cambria" officeooo:paragraph-rsid="0017c142"/>
    </style:style>
    <style:style style:name="P17" style:family="paragraph" style:parent-style-name="Compact">
      <style:paragraph-properties fo:text-align="start" style:justify-single-word="false" fo:orphans="2" fo:widows="2"/>
      <style:text-properties style:font-name="Cambria" fo:font-size="12pt" fo:language="en" fo:country="US" officeooo:paragraph-rsid="0017c142" style:letter-kerning="false" style:font-name-asian="Cambria1" style:font-size-asian="12pt" style:language-asian="en" style:country-asian="US" style:font-size-complex="12pt" style:language-complex="ar" style:country-complex="SA"/>
    </style:style>
    <style:style style:name="P18" style:family="paragraph" style:parent-style-name="Footnote">
      <style:text-properties style:font-name="Cambria"/>
    </style:style>
    <style:style style:name="P19" style:family="paragraph" style:parent-style-name="Heading_20_8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0" style:family="paragraph" style:parent-style-name="Heading_20_9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1" style:family="paragraph" style:parent-style-name="Header">
      <style:text-properties fo:font-size="6pt" officeooo:rsid="002ff682" officeooo:paragraph-rsid="002ff682" style:font-size-asian="5.25pt" style:font-size-complex="6pt"/>
    </style:style>
    <style:style style:name="P22" style:family="paragraph" style:parent-style-name="Heading_20_2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fo:font-style="normal" officeooo:paragraph-rsid="0017c142" style:font-style-asian="normal" style:font-style-complex="normal"/>
    </style:style>
    <style:style style:name="P23" style:family="paragraph" style:parent-style-name="Heading_20_3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6pt" fo:font-weight="bold" officeooo:paragraph-rsid="0017c142" style:font-name-asian="Lucida Sans Unicode" style:font-size-asian="16pt" style:font-weight-asian="bold" style:font-name-complex="Tahoma1" style:font-size-complex="16pt" style:font-weight-complex="bold"/>
    </style:style>
    <style:style style:name="P24" style:family="paragraph" style:parent-style-name="Heading_20_4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style="italic" fo:font-weight="normal" officeooo:paragraph-rsid="0017c142" style:font-name-asian="Lucida Sans Unicode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25" style:family="paragraph" style:parent-style-name="Heading_20_5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7c142" style:font-name-asian="Lucida Sans Unicode" style:font-size-asian="12pt" style:font-weight-asian="normal" style:font-name-complex="Tahoma1" style:font-size-complex="12pt" style:font-weight-complex="normal"/>
    </style:style>
    <style:style style:name="P26" style:family="paragraph" style:parent-style-name="Heading_20_6">
      <loext:graphic-properties draw:fill-gradient-name="gradient" draw:fill-hatch-name="hatch"/>
      <style:paragraph-properties fo:margin-top="0.349cm" fo:margin-bottom="0cm" style:contextual-spacing="false"/>
      <style:text-properties fo:color="#4f81bd" loext:opacity="100%" style:font-name="Calibri1" fo:font-size="12pt" fo:font-weight="normal" officeooo:paragraph-rsid="0019c2c7" style:font-name-asian="Lucida Sans Unicode" style:font-size-asian="12pt" style:font-weight-asian="normal" style:font-name-complex="Tahoma1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T1" style:family="text">
      <style:text-properties officeooo:rsid="002b523a"/>
    </style:style>
    <style:style style:name="T2" style:family="text">
      <style:text-properties fo:language="de" fo:country="DE" style:font-name-complex="Arial1"/>
    </style:style>
    <style:style style:name="T3" style:family="text">
      <style:text-properties fo:font-size="8pt" fo:language="de" fo:country="DE" style:font-size-asian="8pt" style:font-name-complex="Arial1" style:font-size-complex="8pt"/>
    </style:style>
    <style:style style:name="T4" style:family="text">
      <style:text-properties officeooo:rsid="002ca3c8"/>
    </style:style>
    <style:style style:name="T5" style:family="text">
      <style:text-properties officeooo:rsid="001681a4"/>
    </style:style>
    <style:style style:name="T6" style:family="text">
      <style:text-properties style:font-name="Cambria"/>
    </style:style>
    <style:style style:name="T7" style:family="text">
      <style:text-properties style:font-name="Calibri1" fo:font-size="16pt" fo:font-weight="bold" style:font-name-asian="Lucida Sans Unicode" style:font-size-asian="16pt" style:font-weight-asian="bold" style:font-name-complex="Tahoma1" style:font-size-complex="16pt" style:font-weight-complex="bold"/>
    </style:style>
    <style:style style:name="T8" style:family="text">
      <style:text-properties style:font-name="Calibri1" fo:font-size="14pt" fo:font-weight="bold" style:font-name-asian="Lucida Sans Unicode" style:font-size-asian="12.25pt" style:font-weight-asian="bold" style:font-name-complex="Tahoma1" style:font-size-complex="14pt" style:font-weight-complex="bold"/>
    </style:style>
    <style:style style:name="T9" style:family="text">
      <style:text-properties fo:color="#4f81bd" loext:opacity="100%" style:font-name="Cambria" style:text-underline-style="none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tle</text:p>
      <text:p text:style-name="P7"><text:s/>Subtitle </text:p>
      <text:p text:style-name="P11"><text:s/><text:span text:style-name="T6">Author</text:span> </text:p>
      <text:p text:style-name="P10"><text:s/><text:span text:style-name="T6">Date</text:span> </text:p>
      <text:p text:style-name="P6"><text:s/><text:span text:style-name="T6">Abstract</text:span> </text:p>
      <text:h text:style-name="Heading_20_1" text:outline-level="1"><text:bookmark-start text:name="heading-1"/><text:s/>Heading 1 <text:bookmark-end text:name="heading-1"/></text:h>
      <text:h text:style-name="P22" text:outline-level="2" text:is-list-header="true"><text:bookmark-start text:name="heading-2"/><text:s/><text:span text:style-name="T8">Heading</text:span><text:span text:style-name="T7"> 2 </text:span><text:bookmark-end text:name="heading-2"/></text:h>
      <text:h text:style-name="P23" text:outline-level="3"><text:bookmark-start text:name="heading-3"/><text:s/><text:span text:style-name="T10">Heading</text:span> 3 <text:bookmark-end text:name="heading-3"/></text:h>
      <text:h text:style-name="P24" text:outline-level="4"><text:bookmark-start text:name="heading-4"/><text:s/>Heading 4 <text:bookmark-end text:name="heading-4"/></text:h>
      <text:h text:style-name="P25" text:outline-level="5"><text:bookmark-start text:name="heading-5"/><text:s/>Heading 5 <text:bookmark-end text:name="heading-5"/></text:h>
      <text:h text:style-name="P26" text:outline-level="6"><text:bookmark-start text:name="heading-6"/><text:s/>Heading 6 <text:bookmark-end text:name="heading-6"/><text:bookmark text:name="heading-1 Copy 1"/></text:h>
      <text:h text:style-name="P26" text:outline-level="6" text:is-list-header="true"><text:bookmark-start text:name="heading-7"/><text:s/>Heading 7 <text:bookmark-end text:name="heading-7"/></text:h>
      <text:h text:style-name="P19" text:outline-level="8"><text:bookmark-start text:name="heading-8"/><text:s/>Heading 8 <text:bookmark-end text:name="heading-8"/></text:h>
      <text:h text:style-name="P20" text:outline-level="9"><text:bookmark-start text:name="heading-9"/><text:s/>Heading 9 <text:bookmark-end text:name="heading-9"/></text:h>
      <text:p text:style-name="P14"><text:s/>First Paragraph. </text:p>
      <text:p text:style-name="P8"><text:span text:style-name="T6"><text:s/>Body Text. Body Text Char. <text:s text:c="3"/></text:span><text:span text:style-name="Verbatim_20_Char"><text:span text:style-name="T6"><text:s/>Verbatim Char </text:span></text:span><text:span text:style-name="T6"><text:s/>. <text:s text:c="3"/></text:span><text:a xlink:type="simple" xlink:href="http://example.com/" text:style-name="Internet_20_link" text:visited-style-name="Visited_20_Internet_20_Link"><text:span text:style-name="Internet_20_link"><text:span text:style-name="T9"><text:s/>Hyperlink </text:span></text:span></text:a><text:span text:style-name="T6"><text:s/>. <text:s text:c="4"/>Footnote. </text:span><text:span text:style-name="T6"><text:note text:id="ftn1" text:note-class="footnote"><text:note-citation>1</text:note-citation><text:note-body><text:p text:style-name="P18"><text:s/>Footnote Text.</text:p></text:note-body></text:note></text:span></text:p>
      <text:p text:style-name="P12"><text:s/>Block Text. </text:p>
      <text:p text:style-name="P16"><text:soft-page-break/><text:s/>Table caption.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s/>Table </text:p>
          </table:table-cell>
          <table:table-cell table:style-name="Table1.A1" office:value-type="string">
            <text:p text:style-name="P17"><text:s/>Table </text:p>
          </table:table-cell>
        </table:table-row>
        <table:table-row>
          <table:table-cell table:style-name="Table1.A2" office:value-type="string">
            <text:p text:style-name="P17"><text:s/>1 </text:p>
          </table:table-cell>
          <table:table-cell table:style-name="Table1.B2" office:value-type="string">
            <text:p text:style-name="P17"><text:s/>2 </text:p>
          </table:table-cell>
        </table:table-row>
      </table:table>
      <text:p text:style-name="P15"><text:s/>Image Caption </text:p>
      <text:p text:style-name="P13"><text:s/><text:span text:style-name="T11">DefinitionTerm </text:span></text:p>
      <text:p text:style-name="Standard"><text:s/>Definition 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mbria" svg:font-family="Cambria" style:font-family-generic="roman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oto Sans" svg:font-family="'Noto Sans'" style:font-adornments="Regular" style:font-family-generic="swiss" style:font-pitch="variable"/>
    <style:font-face style:name="Noto Serif" svg:font-family="'Noto Serif'" style:font-adornments="Regular" style:font-family-generic="roman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  <style:text-properties style:font-name="Noto Serif" fo:font-family="'Noto Serif'" style:font-style-name="Regular" style:font-family-generic="roman" style:font-pitch="variabl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Noto Serif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cm" style:contextual-spacing="false"/>
      <style:text-properties fo:color="#729fcf" loext:opacity="100%" style:font-name="Calibri1" fo:font-family="Calibri" style:font-family-generic="swiss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729fc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729fcf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729fcf" loext:opacity="100%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color="#729fcf" loext:opacity="100%"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Noto Serif" fo:font-family="'Noto Serif'" style:font-style-name="Regular" style:font-family-generic="roman" style:font-pitch="variable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Noto Sans" fo:font-family="'Noto Sans'" style:font-style-name="Regular" style:font-family-generic="swiss" style:font-pitch="variable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Definition" style:family="paragraph" style:parent-style-name="Standard"/>
    <style:style style:name="Title" style:family="paragraph" style:parent-style-name="Standard" style:next-style-name="Text_20_body" style:class="chapter">
      <style:paragraph-properties fo:margin-top="0.847cm" fo:margin-bottom="0.423cm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423cm" fo:margin-bottom="0.423cm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729fcf" loext:opacity="100%" style:font-name="Calibri" fo:font-family="Calibr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>
      <style:text-properties style:font-name="Noto Serif" fo:font-family="'Noto Serif'" style:font-style-name="Regular" style:font-family-generic="roman" style:font-pitch="variable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text-indent="0cm" style:auto-text-indent="false"/>
    </style:style>
    <style:style style:name="Table_20_Caption" style:display-name="Table Caption" style:family="paragraph" style:parent-style-name="Caption">
      <style:paragraph-properties fo:keep-with-next="always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Image_20_Caption" style:display-name="Image Caption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master-page-name="">
      <style:paragraph-properties style:page-number="auto" fo:break-after="pag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extru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5.503cm" style:rel-column-width="21845*"/>
    </style:style>
    <style:style style:name="Table3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0pt" officeooo:rsid="0022d416" officeooo:paragraph-rsid="0022d416" style:font-size-asian="10pt" style:font-size-complex="10pt"/>
    </style:style>
    <style:style style:name="MP2" style:family="paragraph" style:parent-style-name="Table_20_Contents"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font-size="8pt" fo:font-weight="bold" officeooo:rsid="0022d416" officeooo:paragraph-rsid="0022d416" style:font-size-asian="8pt" style:font-weight-asian="bold" style:font-size-complex="8pt" style:font-weight-complex="bold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2d416"/>
    </style:style>
    <style:style style:name="M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officeooo:rsid="002615d3" officeooo:paragraph-rsid="002615d3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22d416"/>
    </style:style>
    <style:style style:name="MP8" style:family="paragraph" style:parent-style-name="Standard">
      <style:paragraph-properties fo:margin-top="0cm" fo:margin-bottom="0cm" style:contextual-spacing="false" fo:line-height="100%" fo:text-align="end" style:justify-single-word="false" fo:orphans="0" fo:widows="0"/>
      <style:text-properties officeooo:paragraph-rsid="0022d416"/>
    </style:style>
    <style:style style:name="MP9" style:family="paragraph" style:parent-style-name="Header">
      <style:text-properties fo:font-size="6pt" officeooo:rsid="002ff682" officeooo:paragraph-rsid="002ff682" style:font-size-asian="5.25pt" style:font-size-complex="6pt"/>
    </style:style>
    <style:style style:name="MP10" style:family="paragraph" style:parent-style-name="Footer">
      <style:paragraph-properties fo:text-align="center" style:justify-single-word="false"/>
      <style:text-properties style:font-name="Noto Sans" fo:font-size="8pt" style:font-size-asian="8pt" style:font-size-complex="8pt"/>
    </style:style>
    <style:style style:name="MT1" style:family="text">
      <style:text-properties officeooo:rsid="002b523a"/>
    </style:style>
    <style:style style:name="MT2" style:family="text">
      <style:text-properties fo:language="de" fo:country="DE" style:font-name-complex="Arial1"/>
    </style:style>
    <style:style style:name="MT3" style:family="text">
      <style:text-properties fo:font-size="8pt" fo:language="de" fo:country="DE" style:font-size-asian="8pt" style:font-name-complex="Arial1" style:font-size-complex="8pt"/>
    </style:style>
    <style:style style:name="MT4" style:family="text">
      <style:text-properties officeooo:rsid="002ca3c8"/>
    </style:style>
    <style:style style:name="MT5" style:family="text">
      <style:text-properties officeooo:rsid="001681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 table:number-columns-repeated="3"/>
          <table:table-row>
            <table:table-cell table:style-name="Table3.A1" table:number-columns-spanned="3" office:value-type="string">
              <text:p text:style-name="MP1">Patient<text:span text:style-name="MT1">*inn</text:span>eninformation und Einwilligungserklärung</text:p>
              <text:p text:style-name="MP1">- <text:span text:style-name="MT2"><text:user-defined style:data-style-name="N0" text:name="cfg-acronym">ACRONYM</text:user-defined></text:span><text:s/>-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2">Prüfarzt</text:p>
            </table:table-cell>
            <table:table-cell table:style-name="Table3.A1" office:value-type="string">
              <text:p text:style-name="MP3">Studienzentrum</text:p>
            </table:table-cell>
            <table:table-cell table:style-name="Table3.A1" office:value-type="string">
              <text:p text:style-name="MP4"><draw:frame draw:style-name="Mfr1" draw:name="Image1" text:anchor-type="char" svg:x="1.838cm" svg:y="-2.288cm" svg:width="5.006cm" svg:height="1.753cm" draw:z-index="1"><draw:image xlink:href="Pictures/10000000000006E000000268C799594C7F0D08CE.jpg" xlink:type="simple" xlink:show="embed" xlink:actuate="onLoad" draw:mime-type="image/jpeg"/></draw:frame>DRKS-Nummer:</text:p>
            </table:table-cell>
          </table:table-row>
          <table:table-row>
            <table:table-cell table:style-name="Table3.A1" office:value-type="string">
              <text:p text:style-name="MP5"><text:span text:style-name="MT3"><text:user-defined style:data-style-name="N0" text:name="cfg-principial-investigator">PI</text:user-defined></text:span><text:span text:style-name="MT3"/></text:p>
              <text:p text:style-name="MP6"><text:span text:style-name="MT3"><text:user-defined style:data-style-name="N0" text:name="cfg-principial-investigator-contact">CONTACT</text:user-defined></text:span><text:span text:style-name="MT3"/></text:p>
            </table:table-cell>
            <table:table-cell table:style-name="Table3.A1" office:value-type="string">
              <text:p text:style-name="MP7"><text:span text:style-name="MT3"><text:user-defined style:data-style-name="N0" text:name="cfg-department">DEPARTMENT</text:user-defined></text:span><text:span text:style-name="MT3"/></text:p>
            </table:table-cell>
            <table:table-cell table:style-name="Table3.A1" office:value-type="string">
              <text:p text:style-name="MP8"><text:span text:style-name="MT3"><text:user-defined style:data-style-name="N0" text:name="cfg-drksnumber">DRKS</text:user-defined></text:span><text:span text:style-name="MT3"/></text:p>
            </table:table-cell>
          </table:table-row>
        </table:table>
        <text:p text:style-name="MP9"/>
      </style:header>
      <style:footer>
        <text:p text:style-name="MP10"><text:user-defined style:data-style-name="N0" text:name="cfg-acronym">ACRONYM</text:user-defined><text:span text:style-name="MT4">_CONSENT</text:span><text:span text:style-name="MT5">_</text:span><text:user-defined style:data-style-name="N0" text:name="cfg-version">VERSION</text:user-defined><text:span text:style-name="MT5">_</text:span><text:user-defined style:data-style-name="N0" text:name="cfg-githash">GITHASH</text:user-defined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cycles>30</meta:editing-cycles>
    <meta:editing-duration>PT52M56S</meta:editing-duration>
    <dc:date>2024-08-28T23:14:28.414367005</dc:date>
    <dc:creator>Sebastian Gibb</dc:creator>
    <meta:document-statistic meta:table-count="2" meta:image-count="1" meta:object-count="0" meta:page-count="2" meta:paragraph-count="36" meta:word-count="66" meta:character-count="499" meta:non-whitespace-character-count="406"/>
    <meta:user-defined meta:name="cfg-acronym">ACRONYM</meta:user-defined>
    <meta:user-defined meta:name="cfg-department">DEPARTMENT</meta:user-defined>
    <meta:user-defined meta:name="cfg-drksnumber">DRKS</meta:user-defined>
    <meta:user-defined meta:name="cfg-githash">GITHASH</meta:user-defined>
    <meta:user-defined meta:name="cfg-principial-investigator" meta:value-type="string">PI</meta:user-defined>
    <meta:user-defined meta:name="cfg-principial-investigator-contact" meta:value-type="string">CONTACT</meta:user-defined>
    <meta:user-defined meta:name="cfg-version" meta:value-type="string">VERSION</meta:user-defined>
  </office:meta>
</office:document-meta>
</file>